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style:page-number="1"/>
    </style:style>
    <style:style style:name="P2" style:parent-style-name="Standard" style:list-style-name="WWNum2" style:family="paragraph">
      <style:paragraph-properties fo:widows="2" fo:orphans="2" fo:margin-bottom="0in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/>
    </style:style>
    <style:style style:name="P6" style:parent-style-name="Standard" style:list-style-name="WWNum2" style:family="paragraph">
      <style:paragraph-properties fo:widows="2" fo:orphans="2" fo:margin-bottom="0in"/>
    </style:style>
    <style:style style:name="T7" style:parent-style-name="Policepardéfaut" style:family="text">
      <style:text-properties fo:color="#000000"/>
    </style:style>
    <style:style style:name="P8" style:parent-style-name="Standard" style:list-style-name="WWNum2" style:family="paragraph">
      <style:paragraph-properties fo:widows="2" fo:orphans="2" fo:margin-bottom="0in"/>
    </style:style>
    <style:style style:name="T9" style:parent-style-name="Policepardéfaut" style:family="text">
      <style:text-properties fo:color="#000000"/>
    </style:style>
    <style:style style:name="P10" style:parent-style-name="Standard" style:list-style-name="WWNum2" style:family="paragraph">
      <style:paragraph-properties fo:widows="2" fo:orphans="2" fo:margin-bottom="0in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font-style="italic" style:font-style-asian="italic"/>
    </style:style>
    <style:style style:name="P15" style:parent-style-name="Standard" style:list-style-name="WWNum2" style:family="paragraph">
      <style:paragraph-properties fo:widows="2" fo:orphans="2" fo:margin-bottom="0in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color="#000000"/>
    </style:style>
    <style:style style:name="P20" style:parent-style-name="Standard" style:list-style-name="WWNum2" style:family="paragraph">
      <style:paragraph-properties fo:widows="2" fo:orphans="2"/>
    </style:style>
    <style:style style:name="T21" style:parent-style-name="Policepardéfaut" style:family="text">
      <style:text-properties fo:color="#000000"/>
    </style:style>
    <style:style style:name="P22" style:parent-style-name="Standard" style:family="paragraph">
      <style:paragraph-properties fo:widows="2" fo:orphans="2" fo:margin-left="1in">
        <style:tab-stops/>
      </style:paragraph-properties>
    </style:style>
    <style:style style:name="T23" style:parent-style-name="jlqj4b" style:family="text">
      <style:text-properties fo:language="vi" fo:country="VN"/>
    </style:style>
    <style:style style:name="T24" style:parent-style-name="jlqj4b" style:family="text">
      <style:text-properties fo:language="vi" fo:country="VN"/>
    </style:style>
    <style:style style:name="T25" style:parent-style-name="jlqj4b" style:family="text">
      <style:text-properties fo:language="vi" fo:country="VN"/>
    </style:style>
    <style:style style:name="T26" style:parent-style-name="jlqj4b" style:family="text">
      <style:text-properties fo:language="vi" fo:country="VN"/>
    </style:style>
    <style:style style:name="T27" style:parent-style-name="jlqj4b" style:family="text">
      <style:text-properties fo:language="vi" fo:country="VN"/>
    </style:style>
    <style:style style:name="T28" style:parent-style-name="jlqj4b" style:family="text">
      <style:text-properties fo:language="vi" fo:country="VN"/>
    </style:style>
    <style:style style:name="T29" style:parent-style-name="jlqj4b" style:family="text">
      <style:text-properties fo:language="vi" fo:country="VN"/>
    </style:style>
    <style:style style:name="T30" style:parent-style-name="jlqj4b" style:family="text">
      <style:text-properties fo:language="vi" fo:country="VN"/>
    </style:style>
    <style:style style:name="T31" style:parent-style-name="jlqj4b" style:family="text">
      <style:text-properties fo:language="vi" fo:country="VN"/>
    </style:style>
    <style:style style:name="T32" style:parent-style-name="jlqj4b" style:family="text">
      <style:text-properties fo:language="vi" fo:country="VN"/>
    </style:style>
    <style:style style:name="T33" style:parent-style-name="jlqj4b" style:family="text">
      <style:text-properties fo:language="vi" fo:country="VN"/>
    </style:style>
    <style:style style:name="T34" style:parent-style-name="jlqj4b" style:family="text">
      <style:text-properties fo:language="vi" fo:country="VN"/>
    </style:style>
    <style:style style:name="T35" style:parent-style-name="jlqj4b" style:family="text">
      <style:text-properties fo:language="vi" fo:country="VN"/>
    </style:style>
    <style:style style:name="P36" style:parent-style-name="Standard" style:family="paragraph">
      <style:paragraph-properties fo:widows="2" fo:orphans="2" fo:margin-left="1in">
        <style:tab-stops/>
      </style:paragraph-properties>
    </style:style>
    <style:style style:name="T37" style:parent-style-name="jlqj4b" style:family="text">
      <style:text-properties fo:language="vi" fo:country="VN"/>
    </style:style>
    <style:style style:name="T38" style:parent-style-name="jlqj4b" style:family="text">
      <style:text-properties fo:language="vi" fo:country="VN"/>
    </style:style>
    <style:style style:name="T39" style:parent-style-name="jlqj4b" style:family="text">
      <style:text-properties fo:language="vi" fo:country="VN"/>
    </style:style>
    <style:style style:name="P40" style:parent-style-name="Standard" style:family="paragraph">
      <style:paragraph-properties fo:widows="2" fo:orphans="2" fo:margin-left="1in">
        <style:tab-stops/>
      </style:paragraph-properties>
    </style:style>
    <style:style style:name="T41" style:parent-style-name="jlqj4b" style:family="text">
      <style:text-properties fo:language="vi" fo:country="VN"/>
    </style:style>
    <style:style style:name="T42" style:parent-style-name="jlqj4b" style:family="text">
      <style:text-properties fo:language="vi" fo:country="VN"/>
    </style:style>
    <style:style style:name="T43" style:parent-style-name="jlqj4b" style:family="text">
      <style:text-properties fo:language="vi" fo:country="VN"/>
    </style:style>
    <style:style style:name="T44" style:parent-style-name="jlqj4b" style:family="text">
      <style:text-properties fo:language="vi" fo:country="VN"/>
    </style:style>
    <style:style style:name="T45" style:parent-style-name="jlqj4b" style:family="text">
      <style:text-properties fo:language="vi" fo:country="VN"/>
    </style:style>
    <style:style style:name="P46" style:parent-style-name="Standard" style:family="paragraph">
      <style:paragraph-properties fo:widows="2" fo:orphans="2" fo:margin-left="1in">
        <style:tab-stops/>
      </style:paragraph-properties>
    </style:style>
    <style:style style:name="T47" style:parent-style-name="jlqj4b" style:family="text">
      <style:text-properties fo:language="vi" fo:country="VN"/>
    </style:style>
    <style:style style:name="T48" style:parent-style-name="jlqj4b" style:family="text">
      <style:text-properties fo:language="vi" fo:country="VN"/>
    </style:style>
    <style:style style:name="T49" style:parent-style-name="jlqj4b" style:family="text">
      <style:text-properties fo:language="vi" fo:country="VN"/>
    </style:style>
    <style:style style:name="T50" style:parent-style-name="jlqj4b" style:family="text">
      <style:text-properties fo:language="vi" fo:country="VN"/>
    </style:style>
    <style:style style:name="T51" style:parent-style-name="jlqj4b" style:family="text">
      <style:text-properties fo:language="vi" fo:country="VN"/>
    </style:style>
    <style:style style:name="T52" style:parent-style-name="jlqj4b" style:family="text">
      <style:text-properties fo:language="vi" fo:country="VN"/>
    </style:style>
    <style:style style:name="T53" style:parent-style-name="jlqj4b" style:family="text">
      <style:text-properties fo:language="vi" fo:country="VN"/>
    </style:style>
    <style:style style:name="T54" style:parent-style-name="jlqj4b" style:family="text">
      <style:text-properties fo:language="vi" fo:country="VN"/>
    </style:style>
    <style:style style:name="T55" style:parent-style-name="jlqj4b" style:family="text">
      <style:text-properties fo:language="vi" fo:country="VN"/>
    </style:style>
    <style:style style:name="T56" style:parent-style-name="jlqj4b" style:family="text">
      <style:text-properties fo:language="vi" fo:country="VN"/>
    </style:style>
    <style:style style:name="T57" style:parent-style-name="jlqj4b" style:family="text">
      <style:text-properties fo:language="vi" fo:country="VN"/>
    </style:style>
    <style:style style:name="T58" style:parent-style-name="viiyi" style:family="text">
      <style:text-properties fo:language="vi" fo:country="VN"/>
    </style:style>
    <style:style style:name="T59" style:parent-style-name="jlqj4b" style:family="text">
      <style:text-properties fo:language="vi" fo:country="VN"/>
    </style:style>
    <style:style style:name="T60" style:parent-style-name="jlqj4b" style:family="text">
      <style:text-properties fo:language="vi" fo:country="VN"/>
    </style:style>
    <style:style style:name="T61" style:parent-style-name="jlqj4b" style:family="text">
      <style:text-properties fo:language="vi" fo:country="VN"/>
    </style:style>
    <style:style style:name="T62" style:parent-style-name="jlqj4b" style:family="text">
      <style:text-properties fo:language="vi" fo:country="VN"/>
    </style:style>
    <style:style style:name="T63" style:parent-style-name="jlqj4b" style:family="text">
      <style:text-properties fo:language="vi" fo:country="VN"/>
    </style:style>
    <style:style style:name="T64" style:parent-style-name="jlqj4b" style:family="text">
      <style:text-properties fo:language="vi" fo:country="VN"/>
    </style:style>
    <style:style style:name="T65" style:parent-style-name="jlqj4b" style:family="text">
      <style:text-properties fo:language="vi" fo:country="VN"/>
    </style:style>
    <style:style style:name="T66" style:parent-style-name="jlqj4b" style:family="text">
      <style:text-properties fo:language="vi" fo:country="VN"/>
    </style:style>
    <style:style style:name="T67" style:parent-style-name="jlqj4b" style:family="text">
      <style:text-properties fo:language="vi" fo:country="VN"/>
    </style:style>
    <style:style style:name="T68" style:parent-style-name="jlqj4b" style:family="text">
      <style:text-properties fo:language="vi" fo:country="VN"/>
    </style:style>
    <style:style style:name="T69" style:parent-style-name="jlqj4b" style:family="text">
      <style:text-properties fo:language="vi" fo:country="VN"/>
    </style:style>
    <style:style style:name="T70" style:parent-style-name="jlqj4b" style:family="text">
      <style:text-properties fo:language="vi" fo:country="VN"/>
    </style:style>
    <style:style style:name="T71" style:parent-style-name="jlqj4b" style:family="text">
      <style:text-properties fo:language="vi" fo:country="VN"/>
    </style:style>
    <style:style style:name="T72" style:parent-style-name="jlqj4b" style:family="text">
      <style:text-properties fo:language="vi" fo:country="VN"/>
    </style:style>
    <style:style style:name="T73" style:parent-style-name="jlqj4b" style:family="text">
      <style:text-properties fo:language="vi" fo:country="VN"/>
    </style:style>
    <style:style style:name="T74" style:parent-style-name="jlqj4b" style:family="text">
      <style:text-properties fo:language="vi" fo:country="VN"/>
    </style:style>
    <style:style style:name="T75" style:parent-style-name="jlqj4b" style:family="text">
      <style:text-properties fo:language="vi" fo:country="VN"/>
    </style:style>
    <style:style style:name="T76" style:parent-style-name="jlqj4b" style:family="text">
      <style:text-properties fo:language="vi" fo:country="VN"/>
    </style:style>
    <style:style style:name="T77" style:parent-style-name="jlqj4b" style:family="text">
      <style:text-properties fo:language="vi" fo:country="VN"/>
    </style:style>
    <style:style style:name="T78" style:parent-style-name="jlqj4b" style:family="text">
      <style:text-properties fo:language="vi" fo:country="VN"/>
    </style:style>
    <style:style style:name="T79" style:parent-style-name="jlqj4b" style:family="text">
      <style:text-properties fo:language="vi" fo:country="VN"/>
    </style:style>
    <style:style style:name="T80" style:parent-style-name="jlqj4b" style:family="text">
      <style:text-properties fo:language="vi" fo:country="VN"/>
    </style:style>
    <style:style style:name="T81" style:parent-style-name="jlqj4b" style:family="text">
      <style:text-properties fo:language="vi" fo:country="VN"/>
    </style:style>
    <style:style style:name="T82" style:parent-style-name="jlqj4b" style:family="text">
      <style:text-properties fo:language="vi" fo:country="VN"/>
    </style:style>
    <style:style style:name="T83" style:parent-style-name="jlqj4b" style:family="text">
      <style:text-properties fo:language="vi" fo:country="VN"/>
    </style:style>
    <style:style style:name="T84" style:parent-style-name="jlqj4b" style:family="text">
      <style:text-properties fo:language="vi" fo:country="VN"/>
    </style:style>
    <style:style style:name="T85" style:parent-style-name="jlqj4b" style:family="text">
      <style:text-properties fo:language="vi" fo:country="VN"/>
    </style:style>
    <style:style style:name="T86" style:parent-style-name="jlqj4b" style:family="text">
      <style:text-properties fo:language="vi" fo:country="VN"/>
    </style:style>
    <style:style style:name="T87" style:parent-style-name="jlqj4b" style:family="text">
      <style:text-properties fo:language="vi" fo:country="VN"/>
    </style:style>
    <style:style style:name="T88" style:parent-style-name="jlqj4b" style:family="text">
      <style:text-properties fo:language="vi" fo:country="VN"/>
    </style:style>
    <style:style style:name="T89" style:parent-style-name="jlqj4b" style:family="text">
      <style:text-properties fo:language="vi" fo:country="VN"/>
    </style:style>
    <style:style style:name="T90" style:parent-style-name="jlqj4b" style:family="text">
      <style:text-properties fo:language="vi" fo:country="VN"/>
    </style:style>
    <style:style style:name="T91" style:parent-style-name="jlqj4b" style:family="text">
      <style:text-properties fo:language="vi" fo:country="VN"/>
    </style:style>
    <style:style style:name="T92" style:parent-style-name="viiyi" style:family="text">
      <style:text-properties fo:language="vi" fo:country="VN"/>
    </style:style>
    <style:style style:name="T93" style:parent-style-name="jlqj4b" style:family="text">
      <style:text-properties fo:language="vi" fo:country="VN"/>
    </style:style>
    <style:style style:name="T94" style:parent-style-name="jlqj4b" style:family="text">
      <style:text-properties fo:language="vi" fo:country="VN"/>
    </style:style>
    <style:style style:name="T95" style:parent-style-name="jlqj4b" style:family="text">
      <style:text-properties fo:language="vi" fo:country="VN"/>
    </style:style>
    <style:style style:name="T96" style:parent-style-name="jlqj4b" style:family="text">
      <style:text-properties fo:language="vi" fo:country="VN"/>
    </style:style>
    <style:style style:name="T97" style:parent-style-name="jlqj4b" style:family="text">
      <style:text-properties fo:language="vi" fo:country="VN"/>
    </style:style>
    <style:style style:name="T98" style:parent-style-name="jlqj4b" style:family="text">
      <style:text-properties fo:language="vi" fo:country="VN"/>
    </style:style>
    <style:style style:name="T99" style:parent-style-name="jlqj4b" style:family="text">
      <style:text-properties fo:language="vi" fo:country="VN"/>
    </style:style>
    <style:style style:name="T100" style:parent-style-name="jlqj4b" style:family="text">
      <style:text-properties fo:language="vi" fo:country="VN"/>
    </style:style>
    <style:style style:name="T101" style:parent-style-name="jlqj4b" style:family="text">
      <style:text-properties fo:language="vi" fo:country="VN"/>
    </style:style>
    <style:style style:name="T102" style:parent-style-name="jlqj4b" style:family="text">
      <style:text-properties fo:language="vi" fo:country="VN"/>
    </style:style>
    <style:style style:name="T103" style:parent-style-name="jlqj4b" style:family="text">
      <style:text-properties fo:language="vi" fo:country="VN"/>
    </style:style>
    <style:style style:name="T104" style:parent-style-name="jlqj4b" style:family="text">
      <style:text-properties fo:language="vi" fo:country="VN"/>
    </style:style>
    <style:style style:name="T105" style:parent-style-name="jlqj4b" style:family="text">
      <style:text-properties fo:language="vi" fo:country="VN"/>
    </style:style>
    <style:style style:name="T106" style:parent-style-name="jlqj4b" style:family="text">
      <style:text-properties fo:language="vi" fo:country="VN"/>
    </style:style>
    <style:style style:name="T107" style:parent-style-name="jlqj4b" style:family="text">
      <style:text-properties fo:language="vi" fo:country="VN"/>
    </style:style>
    <style:style style:name="T108" style:parent-style-name="jlqj4b" style:family="text">
      <style:text-properties fo:language="vi" fo:country="VN"/>
    </style:style>
    <style:style style:name="T109" style:parent-style-name="jlqj4b" style:family="text">
      <style:text-properties fo:language="vi" fo:country="VN"/>
    </style:style>
    <style:style style:name="T110" style:parent-style-name="jlqj4b" style:family="text">
      <style:text-properties fo:language="vi" fo:country="VN"/>
    </style:style>
    <style:style style:name="T111" style:parent-style-name="jlqj4b" style:family="text">
      <style:text-properties fo:language="vi" fo:country="VN"/>
    </style:style>
    <style:style style:name="P112" style:parent-style-name="Standard" style:family="paragraph">
      <style:paragraph-properties fo:widows="2" fo:orphans="2" fo:margin-left="1in">
        <style:tab-stops/>
      </style:paragraph-properties>
    </style:style>
    <style:style style:name="T113" style:parent-style-name="jlqj4b" style:family="text">
      <style:text-properties fo:language="vi" fo:country="VN"/>
    </style:style>
    <style:style style:name="T114" style:parent-style-name="jlqj4b" style:family="text">
      <style:text-properties fo:language="vi" fo:country="VN"/>
    </style:style>
    <style:style style:name="T115" style:parent-style-name="jlqj4b" style:family="text">
      <style:text-properties fo:language="vi" fo:country="VN"/>
    </style:style>
    <style:style style:name="T116" style:parent-style-name="jlqj4b" style:family="text">
      <style:text-properties fo:language="vi" fo:country="VN"/>
    </style:style>
    <style:style style:name="T117" style:parent-style-name="jlqj4b" style:family="text">
      <style:text-properties fo:language="vi" fo:country="VN"/>
    </style:style>
    <style:style style:name="T118" style:parent-style-name="jlqj4b" style:family="text">
      <style:text-properties fo:language="vi" fo:country="VN"/>
    </style:style>
    <style:style style:name="T119" style:parent-style-name="jlqj4b" style:family="text">
      <style:text-properties fo:language="vi" fo:country="VN"/>
    </style:style>
    <style:style style:name="T120" style:parent-style-name="jlqj4b" style:family="text">
      <style:text-properties fo:language="vi" fo:country="VN"/>
    </style:style>
    <style:style style:name="T121" style:parent-style-name="jlqj4b" style:family="text">
      <style:text-properties fo:language="vi" fo:country="VN"/>
    </style:style>
    <style:style style:name="T122" style:parent-style-name="jlqj4b" style:family="text">
      <style:text-properties fo:language="vi" fo:country="VN"/>
    </style:style>
    <style:style style:name="T123" style:parent-style-name="jlqj4b" style:family="text">
      <style:text-properties fo:language="vi" fo:country="VN"/>
    </style:style>
    <style:style style:name="T124" style:parent-style-name="jlqj4b" style:family="text">
      <style:text-properties fo:language="vi" fo:country="VN"/>
    </style:style>
    <style:style style:name="T125" style:parent-style-name="jlqj4b" style:family="text">
      <style:text-properties fo:language="vi" fo:country="VN"/>
    </style:style>
    <style:style style:name="T126" style:parent-style-name="jlqj4b" style:family="text">
      <style:text-properties fo:language="vi" fo:country="VN"/>
    </style:style>
    <style:style style:name="T127" style:parent-style-name="jlqj4b" style:family="text">
      <style:text-properties fo:language="vi" fo:country="VN"/>
    </style:style>
    <style:style style:name="T128" style:parent-style-name="jlqj4b" style:family="text">
      <style:text-properties fo:language="vi" fo:country="VN"/>
    </style:style>
    <style:style style:name="T129" style:parent-style-name="jlqj4b" style:family="text">
      <style:text-properties fo:language="vi" fo:country="VN"/>
    </style:style>
    <style:style style:name="T130" style:parent-style-name="jlqj4b" style:family="text">
      <style:text-properties fo:language="vi" fo:country="VN"/>
    </style:style>
    <style:style style:name="T131" style:parent-style-name="jlqj4b" style:family="text">
      <style:text-properties fo:language="vi" fo:country="VN"/>
    </style:style>
    <style:style style:name="T132" style:parent-style-name="jlqj4b" style:family="text">
      <style:text-properties fo:language="vi" fo:country="VN"/>
    </style:style>
    <style:style style:name="T133" style:parent-style-name="jlqj4b" style:family="text">
      <style:text-properties fo:language="vi" fo:country="VN"/>
    </style:style>
    <style:style style:name="T134" style:parent-style-name="viiyi" style:family="text">
      <style:text-properties fo:language="vi" fo:country="VN"/>
    </style:style>
    <style:style style:name="T135" style:parent-style-name="jlqj4b" style:family="text">
      <style:text-properties fo:language="vi" fo:country="VN"/>
    </style:style>
    <style:style style:name="T136" style:parent-style-name="jlqj4b" style:family="text">
      <style:text-properties fo:language="vi" fo:country="VN"/>
    </style:style>
    <style:style style:name="T137" style:parent-style-name="jlqj4b" style:family="text">
      <style:text-properties fo:language="vi" fo:country="VN"/>
    </style:style>
    <style:style style:name="T138" style:parent-style-name="jlqj4b" style:family="text">
      <style:text-properties fo:language="vi" fo:country="VN"/>
    </style:style>
    <style:style style:name="T139" style:parent-style-name="jlqj4b" style:family="text">
      <style:text-properties fo:language="vi" fo:country="VN"/>
    </style:style>
    <style:style style:name="T140" style:parent-style-name="jlqj4b" style:family="text">
      <style:text-properties fo:language="vi" fo:country="VN"/>
    </style:style>
    <style:style style:name="T141" style:parent-style-name="jlqj4b" style:family="text">
      <style:text-properties fo:language="vi" fo:country="VN"/>
    </style:style>
    <style:style style:name="T142" style:parent-style-name="jlqj4b" style:family="text">
      <style:text-properties fo:language="vi" fo:country="VN"/>
    </style:style>
    <style:style style:name="T143" style:parent-style-name="jlqj4b" style:family="text">
      <style:text-properties fo:language="vi" fo:country="VN"/>
    </style:style>
    <style:style style:name="T144" style:parent-style-name="jlqj4b" style:family="text">
      <style:text-properties fo:font-weight="bold" style:font-weight-asian="bold" fo:language="vi" fo:country="VN"/>
    </style:style>
    <style:style style:name="T145" style:parent-style-name="jlqj4b" style:family="text">
      <style:text-properties fo:font-weight="bold" style:font-weight-asian="bold" fo:language="vi" fo:country="VN"/>
    </style:style>
    <style:style style:name="T146" style:parent-style-name="jlqj4b" style:family="text">
      <style:text-properties fo:font-weight="bold" style:font-weight-asian="bold" fo:language="vi" fo:country="VN"/>
    </style:style>
    <style:style style:name="T147" style:parent-style-name="jlqj4b" style:family="text">
      <style:text-properties fo:language="vi" fo:country="VN"/>
    </style:style>
    <style:style style:name="P148" style:parent-style-name="Standard" style:family="paragraph">
      <style:paragraph-properties fo:widows="2" fo:orphans="2" fo:margin-left="1in">
        <style:tab-stops/>
      </style:paragraph-properties>
    </style:style>
    <style:style style:name="T149" style:parent-style-name="jlqj4b" style:family="text">
      <style:text-properties fo:language="vi" fo:country="VN"/>
    </style:style>
    <style:style style:name="T150" style:parent-style-name="jlqj4b" style:family="text">
      <style:text-properties fo:language="vi" fo:country="VN"/>
    </style:style>
    <style:style style:name="T151" style:parent-style-name="jlqj4b" style:family="text">
      <style:text-properties fo:language="vi" fo:country="VN"/>
    </style:style>
    <style:style style:name="T152" style:parent-style-name="jlqj4b" style:family="text">
      <style:text-properties fo:language="vi" fo:country="VN"/>
    </style:style>
    <style:style style:name="T153" style:parent-style-name="jlqj4b" style:family="text">
      <style:text-properties fo:language="vi" fo:country="VN"/>
    </style:style>
    <style:style style:name="T154" style:parent-style-name="jlqj4b" style:family="text">
      <style:text-properties fo:language="vi" fo:country="VN"/>
    </style:style>
    <style:style style:name="T155" style:parent-style-name="jlqj4b" style:family="text">
      <style:text-properties fo:language="vi" fo:country="VN"/>
    </style:style>
    <style:style style:name="T156" style:parent-style-name="jlqj4b" style:family="text">
      <style:text-properties fo:language="vi" fo:country="VN"/>
    </style:style>
    <style:style style:name="T157" style:parent-style-name="jlqj4b" style:family="text">
      <style:text-properties fo:language="vi" fo:country="VN"/>
    </style:style>
    <style:style style:name="T158" style:parent-style-name="jlqj4b" style:family="text">
      <style:text-properties fo:language="vi" fo:country="VN"/>
    </style:style>
    <style:style style:name="T159" style:parent-style-name="jlqj4b" style:family="text">
      <style:text-properties fo:language="vi" fo:country="VN"/>
    </style:style>
    <style:style style:name="T160" style:parent-style-name="jlqj4b" style:family="text">
      <style:text-properties fo:language="vi" fo:country="VN"/>
    </style:style>
    <style:style style:name="T161" style:parent-style-name="jlqj4b" style:family="text">
      <style:text-properties fo:language="vi" fo:country="VN"/>
    </style:style>
    <style:style style:name="T162" style:parent-style-name="jlqj4b" style:family="text">
      <style:text-properties fo:language="vi" fo:country="VN"/>
    </style:style>
    <style:style style:name="T163" style:parent-style-name="jlqj4b" style:family="text">
      <style:text-properties fo:language="vi" fo:country="VN"/>
    </style:style>
    <style:style style:name="T164" style:parent-style-name="jlqj4b" style:family="text">
      <style:text-properties fo:language="vi" fo:country="VN"/>
    </style:style>
    <style:style style:name="T165" style:parent-style-name="jlqj4b" style:family="text">
      <style:text-properties fo:language="vi" fo:country="VN"/>
    </style:style>
    <style:style style:name="T166" style:parent-style-name="jlqj4b" style:family="text">
      <style:text-properties fo:language="vi" fo:country="VN"/>
    </style:style>
    <style:style style:name="T167" style:parent-style-name="jlqj4b" style:family="text">
      <style:text-properties fo:language="vi" fo:country="VN"/>
    </style:style>
    <style:style style:name="T168" style:parent-style-name="jlqj4b" style:family="text">
      <style:text-properties fo:language="vi" fo:country="VN"/>
    </style:style>
    <style:style style:name="T169" style:parent-style-name="jlqj4b" style:family="text">
      <style:text-properties fo:language="vi" fo:country="VN"/>
    </style:style>
    <style:style style:name="T170" style:parent-style-name="jlqj4b" style:family="text">
      <style:text-properties fo:language="vi" fo:country="VN"/>
    </style:style>
    <style:style style:name="T171" style:parent-style-name="jlqj4b" style:family="text">
      <style:text-properties fo:language="vi" fo:country="VN"/>
    </style:style>
    <style:style style:name="T172" style:parent-style-name="jlqj4b" style:family="text">
      <style:text-properties fo:language="vi" fo:country="VN"/>
    </style:style>
    <style:style style:name="T173" style:parent-style-name="jlqj4b" style:family="text">
      <style:text-properties fo:language="vi" fo:country="VN"/>
    </style:style>
    <style:style style:name="T174" style:parent-style-name="jlqj4b" style:family="text">
      <style:text-properties fo:language="vi" fo:country="VN"/>
    </style:style>
    <style:style style:name="T175" style:parent-style-name="jlqj4b" style:family="text">
      <style:text-properties fo:language="vi" fo:country="VN"/>
    </style:style>
    <style:style style:name="T176" style:parent-style-name="jlqj4b" style:family="text">
      <style:text-properties fo:language="vi" fo:country="VN"/>
    </style:style>
    <style:style style:name="T177" style:parent-style-name="jlqj4b" style:family="text">
      <style:text-properties fo:language="vi" fo:country="VN"/>
    </style:style>
    <style:style style:name="P178" style:parent-style-name="Standard" style:list-style-name="WWNum2" style:family="paragraph">
      <style:paragraph-properties fo:widows="2" fo:orphans="2" fo:margin-bottom="0in"/>
    </style:style>
    <style:style style:name="T179" style:parent-style-name="Policepardéfaut" style:family="text">
      <style:text-properties fo:color="#000000"/>
    </style:style>
    <style:style style:name="P180" style:parent-style-name="Standard" style:list-style-name="WWNum2" style:family="paragraph">
      <style:paragraph-properties fo:widows="2" fo:orphans="2" fo:margin-bottom="0in"/>
    </style:style>
    <style:style style:name="T181" style:parent-style-name="Policepardéfaut" style:family="text">
      <style:text-properties fo:color="#000000"/>
    </style:style>
    <style:style style:name="P182" style:parent-style-name="Standard" style:list-style-name="WWNum2" style:family="paragraph">
      <style:paragraph-properties fo:widows="2" fo:orphans="2" fo:margin-bottom="0in"/>
    </style:style>
    <style:style style:name="P183" style:parent-style-name="Standard" style:list-style-name="WWNum2" style:family="paragraph">
      <style:paragraph-properties fo:widows="2" fo:orphans="2" fo:margin-bottom="0in"/>
    </style:style>
    <style:style style:name="T184" style:parent-style-name="Policepardéfaut" style:family="text">
      <style:text-properties fo:color="#000000"/>
    </style:style>
    <style:style style:name="T185" style:parent-style-name="Policepardéfaut" style:family="text">
      <style:text-properties fo:color="#000000"/>
    </style:style>
    <style:style style:name="P186" style:parent-style-name="Standard" style:list-style-name="WWNum2" style:family="paragraph">
      <style:paragraph-properties fo:widows="2" fo:orphans="2" fo:margin-bottom="0in"/>
    </style:style>
    <style:style style:name="T187" style:parent-style-name="jlqj4b" style:family="text">
      <style:text-properties fo:language="vi" fo:country="VN"/>
    </style:style>
    <style:style style:name="T188" style:parent-style-name="jlqj4b" style:family="text">
      <style:text-properties fo:language="vi" fo:country="VN"/>
    </style:style>
    <style:style style:name="T189" style:parent-style-name="jlqj4b" style:family="text">
      <style:text-properties fo:language="vi" fo:country="VN"/>
    </style:style>
    <style:style style:name="T190" style:parent-style-name="jlqj4b" style:family="text">
      <style:text-properties fo:language="vi" fo:country="VN"/>
    </style:style>
    <style:style style:name="T191" style:parent-style-name="jlqj4b" style:family="text">
      <style:text-properties fo:language="vi" fo:country="VN"/>
    </style:style>
    <style:style style:name="T192" style:parent-style-name="jlqj4b" style:family="text">
      <style:text-properties fo:language="vi" fo:country="VN"/>
    </style:style>
    <style:style style:name="T193" style:parent-style-name="jlqj4b" style:family="text">
      <style:text-properties fo:language="vi" fo:country="VN"/>
    </style:style>
    <style:style style:name="T194" style:parent-style-name="jlqj4b" style:family="text">
      <style:text-properties fo:language="vi" fo:country="VN"/>
    </style:style>
    <style:style style:name="T195" style:parent-style-name="jlqj4b" style:family="text">
      <style:text-properties fo:language="vi" fo:country="VN"/>
    </style:style>
    <style:style style:name="T196" style:parent-style-name="jlqj4b" style:family="text">
      <style:text-properties fo:language="vi" fo:country="VN"/>
    </style:style>
    <style:style style:name="T197" style:parent-style-name="jlqj4b" style:family="text">
      <style:text-properties fo:language="vi" fo:country="VN"/>
    </style:style>
    <style:style style:name="P198" style:parent-style-name="Standard" style:list-style-name="WWNum2" style:family="paragraph">
      <style:paragraph-properties fo:widows="2" fo:orphans="2" fo:margin-bottom="0in"/>
    </style:style>
    <style:style style:name="T199" style:parent-style-name="jlqj4b" style:family="text">
      <style:text-properties fo:language="vi" fo:country="VN"/>
    </style:style>
    <style:style style:name="T200" style:parent-style-name="jlqj4b" style:family="text">
      <style:text-properties fo:language="vi" fo:country="VN"/>
    </style:style>
    <style:style style:name="T201" style:parent-style-name="jlqj4b" style:family="text">
      <style:text-properties fo:language="vi" fo:country="VN"/>
    </style:style>
    <style:style style:name="P202" style:parent-style-name="Standard" style:list-style-name="WWNum2" style:family="paragraph">
      <style:paragraph-properties fo:widows="2" fo:orphans="2" fo:margin-bottom="0in"/>
    </style:style>
    <style:style style:name="T203" style:parent-style-name="jlqj4b" style:family="text">
      <style:text-properties fo:language="vi" fo:country="VN"/>
    </style:style>
    <style:style style:name="T204" style:parent-style-name="jlqj4b" style:family="text">
      <style:text-properties fo:language="vi" fo:country="VN"/>
    </style:style>
    <style:style style:name="T205" style:parent-style-name="jlqj4b" style:family="text">
      <style:text-properties fo:language="vi" fo:country="VN"/>
    </style:style>
    <style:style style:name="P206" style:parent-style-name="Standard" style:list-style-name="WWNum2" style:family="paragraph">
      <style:paragraph-properties fo:widows="2" fo:orphans="2" fo:margin-bottom="0in"/>
    </style:style>
    <style:style style:name="T207" style:parent-style-name="jlqj4b" style:family="text">
      <style:text-properties fo:language="vi" fo:country="VN"/>
    </style:style>
    <style:style style:name="T208" style:parent-style-name="jlqj4b" style:family="text">
      <style:text-properties fo:language="vi" fo:country="VN"/>
    </style:style>
    <style:style style:name="T209" style:parent-style-name="jlqj4b" style:family="text">
      <style:text-properties fo:language="vi" fo:country="VN"/>
    </style:style>
    <style:style style:name="T210" style:parent-style-name="jlqj4b" style:family="text">
      <style:text-properties fo:language="vi" fo:country="VN"/>
    </style:style>
    <style:style style:name="T211" style:parent-style-name="jlqj4b" style:family="text">
      <style:text-properties fo:language="vi" fo:country="VN"/>
    </style:style>
    <style:style style:name="T212" style:parent-style-name="jlqj4b" style:family="text">
      <style:text-properties fo:language="vi" fo:country="VN"/>
    </style:style>
    <style:style style:name="T213" style:parent-style-name="jlqj4b" style:family="text">
      <style:text-properties fo:language="vi" fo:country="VN"/>
    </style:style>
    <style:style style:name="T214" style:parent-style-name="jlqj4b" style:family="text">
      <style:text-properties fo:language="vi" fo:country="VN"/>
    </style:style>
    <style:style style:name="T215" style:parent-style-name="jlqj4b" style:family="text">
      <style:text-properties fo:language="vi" fo:country="VN"/>
    </style:style>
    <style:style style:name="T216" style:parent-style-name="jlqj4b" style:family="text">
      <style:text-properties fo:language="vi" fo:country="VN"/>
    </style:style>
    <style:style style:name="T217" style:parent-style-name="jlqj4b" style:family="text">
      <style:text-properties fo:language="vi" fo:country="VN"/>
    </style:style>
    <style:style style:name="T218" style:parent-style-name="jlqj4b" style:family="text">
      <style:text-properties fo:language="vi" fo:country="VN"/>
    </style:style>
    <style:style style:name="T219" style:parent-style-name="jlqj4b" style:family="text">
      <style:text-properties fo:language="vi" fo:country="VN"/>
    </style:style>
    <style:style style:name="T220" style:parent-style-name="jlqj4b" style:family="text">
      <style:text-properties fo:language="vi" fo:country="VN"/>
    </style:style>
    <style:style style:name="T221" style:parent-style-name="jlqj4b" style:family="text">
      <style:text-properties fo:language="vi" fo:country="VN"/>
    </style:style>
    <style:style style:name="T222" style:parent-style-name="jlqj4b" style:family="text">
      <style:text-properties fo:language="vi" fo:country="VN"/>
    </style:style>
    <style:style style:name="T223" style:parent-style-name="jlqj4b" style:family="text">
      <style:text-properties fo:language="vi" fo:country="VN"/>
    </style:style>
    <style:style style:name="T224" style:parent-style-name="jlqj4b" style:family="text">
      <style:text-properties fo:language="vi" fo:country="VN"/>
    </style:style>
    <style:style style:name="T225" style:parent-style-name="jlqj4b" style:family="text">
      <style:text-properties fo:language="vi" fo:country="VN"/>
    </style:style>
    <style:style style:name="T226" style:parent-style-name="jlqj4b" style:family="text">
      <style:text-properties fo:language="vi" fo:country="VN"/>
    </style:style>
    <style:style style:name="T227" style:parent-style-name="jlqj4b" style:family="text">
      <style:text-properties fo:language="vi" fo:country="VN"/>
    </style:style>
    <style:style style:name="T228" style:parent-style-name="jlqj4b" style:family="text">
      <style:text-properties fo:language="vi" fo:country="VN"/>
    </style:style>
    <style:style style:name="T229" style:parent-style-name="jlqj4b" style:family="text">
      <style:text-properties fo:language="vi" fo:country="VN"/>
    </style:style>
    <style:style style:name="T230" style:parent-style-name="jlqj4b" style:family="text">
      <style:text-properties fo:language="vi" fo:country="VN"/>
    </style:style>
    <style:style style:name="T231" style:parent-style-name="jlqj4b" style:family="text">
      <style:text-properties fo:language="vi" fo:country="VN"/>
    </style:style>
    <style:style style:name="T232" style:parent-style-name="jlqj4b" style:family="text">
      <style:text-properties fo:language="vi" fo:country="VN"/>
    </style:style>
    <style:style style:name="T233" style:parent-style-name="jlqj4b" style:family="text">
      <style:text-properties fo:language="vi" fo:country="VN"/>
    </style:style>
    <style:style style:name="T234" style:parent-style-name="jlqj4b" style:family="text">
      <style:text-properties fo:language="vi" fo:country="VN"/>
    </style:style>
    <style:style style:name="T235" style:parent-style-name="jlqj4b" style:family="text">
      <style:text-properties fo:language="vi" fo:country="VN"/>
    </style:style>
    <style:style style:name="T236" style:parent-style-name="jlqj4b" style:family="text">
      <style:text-properties fo:language="vi" fo:country="VN"/>
    </style:style>
    <style:style style:name="T237" style:parent-style-name="jlqj4b" style:family="text">
      <style:text-properties fo:language="vi" fo:country="VN"/>
    </style:style>
    <style:style style:name="P238" style:parent-style-name="Standard" style:family="paragraph">
      <style:paragraph-properties fo:widows="2" fo:orphans="2" fo:margin-bottom="0in" fo:margin-left="0.5in">
        <style:tab-stops/>
      </style:paragraph-properties>
      <style:text-properties fo:language="vi" fo:country="VN"/>
    </style:style>
    <style:style style:name="P239" style:parent-style-name="Standard" style:list-style-name="WWNum2" style:family="paragraph">
      <style:paragraph-properties fo:widows="2" fo:orphans="2" fo:margin-bottom="0in"/>
    </style:style>
    <style:style style:name="T240" style:parent-style-name="Policepardéfaut" style:family="text">
      <style:text-properties fo:color="#000000"/>
    </style:style>
    <style:style style:name="P241" style:parent-style-name="Standard" style:list-style-name="WWNum2" style:family="paragraph">
      <style:paragraph-properties fo:widows="2" fo:orphans="2" fo:margin-bottom="0in"/>
    </style:style>
    <style:style style:name="T242" style:parent-style-name="Policepardéfaut" style:family="text">
      <style:text-properties fo:color="#000000"/>
    </style:style>
    <style:style style:name="P243" style:parent-style-name="Standard" style:list-style-name="WWNum2" style:family="paragraph">
      <style:paragraph-properties fo:widows="2" fo:orphans="2" fo:margin-bottom="0in"/>
    </style:style>
    <style:style style:name="T244" style:parent-style-name="Policepardéfaut" style:family="text">
      <style:text-properties fo:color="#000000"/>
    </style:style>
    <style:style style:name="P245" style:parent-style-name="Standard" style:list-style-name="WWNum2" style:family="paragraph">
      <style:paragraph-properties fo:widows="2" fo:orphans="2"/>
    </style:style>
    <style:style style:name="T246" style:parent-style-name="Policepardéfaut" style:family="text">
      <style:text-properties fo:color="#000000"/>
    </style:style>
    <style:style style:name="P247" style:parent-style-name="Standard" style:list-style-name="WWNum2" style:family="paragraph">
      <style:paragraph-properties fo:widows="2" fo:orphans="2"/>
    </style:style>
    <style:style style:name="P248" style:parent-style-name="Standard" style:list-style-name="WWNum2" style:family="paragraph"/>
    <style:style style:name="P249" style:parent-style-name="Standard" style:list-style-name="WWNum2" style:family="paragraph"/>
    <style:style style:name="P250" style:parent-style-name="Standard" style:list-style-name="WWNum2" style:family="paragraph"/>
    <style:style style:name="P251" style:parent-style-name="Standard" style:list-style-name="WWNum2" style:family="paragraph">
      <style:paragraph-properties fo:widows="2" fo:orphans="2" fo:margin-bottom="0in"/>
    </style:style>
    <style:style style:name="T252" style:parent-style-name="Policepardéfaut" style:family="text">
      <style:text-properties fo:color="#000000"/>
    </style:style>
    <style:style style:name="P253" style:parent-style-name="Standard" style:list-style-name="WWNum2" style:family="paragraph">
      <style:paragraph-properties fo:widows="2" fo:orphans="2" fo:margin-bottom="0in"/>
    </style:style>
    <style:style style:name="T254" style:parent-style-name="Policepardéfaut" style:family="text">
      <style:text-properties fo:color="#000000"/>
    </style:style>
    <style:style style:name="P255" style:parent-style-name="Standard" style:list-style-name="WWNum2" style:family="paragraph">
      <style:paragraph-properties fo:widows="2" fo:orphans="2" fo:margin-bottom="0in"/>
    </style:style>
    <style:style style:name="T256" style:parent-style-name="Policepardéfaut" style:family="text">
      <style:text-properties fo:color="#000000"/>
    </style:style>
    <style:style style:name="P257" style:parent-style-name="Standard" style:list-style-name="WWNum2" style:family="paragraph">
      <style:paragraph-properties fo:widows="2" fo:orphans="2" fo:margin-bottom="0in"/>
    </style:style>
    <style:style style:name="T258" style:parent-style-name="Policepardéfaut" style:family="text">
      <style:text-properties fo:color="#000000"/>
    </style:style>
    <style:style style:name="P259" style:parent-style-name="Standard" style:list-style-name="WWNum2" style:family="paragraph">
      <style:paragraph-properties fo:widows="2" fo:orphans="2"/>
    </style:style>
    <style:style style:name="T260" style:parent-style-name="Policepardéfaut" style:family="text">
      <style:text-properties fo:color="#000000"/>
    </style:style>
    <style:style style:name="T261" style:parent-style-name="Policepardéfaut" style:family="text">
      <style:text-properties fo:color="#000000"/>
    </style:style>
    <style:style style:name="P262" style:parent-style-name="Standard" style:list-style-name="WWNum2" style:family="paragraph"/>
    <style:style style:name="P263" style:parent-style-name="Standard" style:list-style-name="WWNum2" style:family="paragraph"/>
    <style:style style:name="P264" style:parent-style-name="Standard" style:list-style-name="WWNum2" style:family="paragraph"/>
    <style:style style:name="P265" style:parent-style-name="Standard" style:list-style-name="WWNum2" style:family="paragraph"/>
    <style:style style:name="P266" style:parent-style-name="Standard" style:list-style-name="WWNum2" style:family="paragraph">
      <style:paragraph-properties fo:widows="2" fo:orphans="2"/>
    </style:style>
    <style:style style:name="T267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268" style:parent-style-name="jlqj4b" style:family="text">
      <style:text-properties fo:language="vi" fo:country="VN"/>
    </style:style>
    <style:style style:name="T269" style:parent-style-name="jlqj4b" style:family="text">
      <style:text-properties fo:language="vi" fo:country="VN"/>
    </style:style>
    <style:style style:name="T270" style:parent-style-name="jlqj4b" style:family="text">
      <style:text-properties fo:language="vi" fo:country="VN"/>
    </style:style>
    <style:style style:name="T271" style:parent-style-name="jlqj4b" style:family="text">
      <style:text-properties fo:language="vi" fo:country="VN"/>
    </style:style>
    <style:style style:name="T272" style:parent-style-name="jlqj4b" style:family="text">
      <style:text-properties fo:language="vi" fo:country="VN"/>
    </style:style>
    <style:style style:name="T273" style:parent-style-name="jlqj4b" style:family="text">
      <style:text-properties fo:language="vi" fo:country="VN"/>
    </style:style>
    <style:style style:name="T274" style:parent-style-name="jlqj4b" style:family="text">
      <style:text-properties fo:language="vi" fo:country="VN"/>
    </style:style>
    <style:style style:name="T275" style:parent-style-name="jlqj4b" style:family="text">
      <style:text-properties fo:language="vi" fo:country="VN"/>
    </style:style>
    <style:style style:name="T276" style:parent-style-name="jlqj4b" style:family="text">
      <style:text-properties fo:language="vi" fo:country="VN"/>
    </style:style>
    <style:style style:name="T277" style:parent-style-name="jlqj4b" style:family="text">
      <style:text-properties fo:language="vi" fo:country="VN"/>
    </style:style>
    <style:style style:name="T278" style:parent-style-name="jlqj4b" style:family="text">
      <style:text-properties fo:language="vi" fo:country="VN"/>
    </style:style>
    <style:style style:name="T279" style:parent-style-name="jlqj4b" style:family="text">
      <style:text-properties fo:language="vi" fo:country="VN"/>
    </style:style>
    <style:style style:name="T280" style:parent-style-name="jlqj4b" style:family="text">
      <style:text-properties fo:language="vi" fo:country="VN"/>
    </style:style>
    <style:style style:name="T281" style:parent-style-name="jlqj4b" style:family="text">
      <style:text-properties fo:language="vi" fo:country="VN"/>
    </style:style>
    <style:style style:name="T282" style:parent-style-name="jlqj4b" style:family="text">
      <style:text-properties fo:language="vi" fo:country="VN"/>
    </style:style>
    <style:style style:name="T283" style:parent-style-name="jlqj4b" style:family="text">
      <style:text-properties fo:language="vi" fo:country="VN"/>
    </style:style>
    <style:style style:name="T284" style:parent-style-name="jlqj4b" style:family="text">
      <style:text-properties fo:language="vi" fo:country="VN"/>
    </style:style>
    <style:style style:name="T285" style:parent-style-name="jlqj4b" style:family="text">
      <style:text-properties fo:language="vi" fo:country="VN"/>
    </style:style>
    <style:style style:name="T286" style:parent-style-name="jlqj4b" style:family="text">
      <style:text-properties fo:language="vi" fo:country="VN"/>
    </style:style>
    <style:style style:name="T287" style:parent-style-name="jlqj4b" style:family="text">
      <style:text-properties fo:language="vi" fo:country="VN"/>
    </style:style>
    <style:style style:name="T288" style:parent-style-name="jlqj4b" style:family="text">
      <style:text-properties fo:language="vi" fo:country="VN"/>
    </style:style>
    <style:style style:name="T289" style:parent-style-name="jlqj4b" style:family="text">
      <style:text-properties fo:language="vi" fo:country="VN"/>
    </style:style>
    <style:style style:name="T290" style:parent-style-name="jlqj4b" style:family="text">
      <style:text-properties fo:language="vi" fo:country="VN"/>
    </style:style>
    <style:style style:name="T291" style:parent-style-name="jlqj4b" style:family="text">
      <style:text-properties fo:language="vi" fo:country="VN"/>
    </style:style>
    <style:style style:name="T292" style:parent-style-name="jlqj4b" style:family="text">
      <style:text-properties fo:language="vi" fo:country="VN"/>
    </style:style>
    <style:style style:name="T293" style:parent-style-name="jlqj4b" style:family="text">
      <style:text-properties fo:language="vi" fo:country="VN"/>
    </style:style>
    <style:style style:name="T294" style:parent-style-name="jlqj4b" style:family="text">
      <style:text-properties fo:language="vi" fo:country="VN"/>
    </style:style>
    <style:style style:name="T295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96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97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98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99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00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01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0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03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04" style:parent-style-name="Policepardéfaut" style:family="text">
      <style:text-properties fo:font-weight="bold" style:font-weight-asian="bold" fo:font-size="14pt" style:font-size-asian="14pt" style:font-size-complex="14pt"/>
    </style:style>
    <style:style style:name="T305" style:parent-style-name="Policepardéfaut" style:family="text">
      <style:text-properties fo:font-weight="bold" style:font-weight-asian="bold" fo:font-size="14pt" style:font-size-asian="14pt" style:font-size-complex="14pt"/>
    </style:style>
    <style:style style:name="P306" style:parent-style-name="Standard" style:list-style-name="WWNum1" style:family="paragraph">
      <style:paragraph-properties fo:widows="2" fo:orphans="2" fo:margin-bottom="0in"/>
    </style:style>
    <style:style style:name="P307" style:parent-style-name="Standard" style:list-style-name="WWNum1" style:family="paragraph">
      <style:paragraph-properties fo:widows="2" fo:orphans="2" fo:margin-bottom="0in"/>
    </style:style>
    <style:style style:name="P308" style:parent-style-name="Standard" style:list-style-name="WWNum1" style:family="paragraph">
      <style:paragraph-properties fo:widows="2" fo:orphans="2" fo:margin-bottom="0in"/>
    </style:style>
    <style:style style:name="P309" style:parent-style-name="Standard" style:list-style-name="WWNum1" style:family="paragraph">
      <style:paragraph-properties fo:widows="2" fo:orphans="2" fo:margin-bottom="0in"/>
    </style:style>
    <style:style style:name="T310" style:parent-style-name="jlqj4b" style:family="text">
      <style:text-properties fo:language="vi" fo:country="VN"/>
    </style:style>
    <style:style style:name="T311" style:parent-style-name="jlqj4b" style:family="text">
      <style:text-properties fo:language="vi" fo:country="VN"/>
    </style:style>
    <style:style style:name="T312" style:parent-style-name="jlqj4b" style:family="text">
      <style:text-properties fo:language="vi" fo:country="VN"/>
    </style:style>
    <style:style style:name="T313" style:parent-style-name="jlqj4b" style:family="text">
      <style:text-properties fo:language="vi" fo:country="VN"/>
    </style:style>
    <style:style style:name="T314" style:parent-style-name="jlqj4b" style:family="text">
      <style:text-properties fo:language="vi" fo:country="VN"/>
    </style:style>
    <style:style style:name="T315" style:parent-style-name="jlqj4b" style:family="text">
      <style:text-properties fo:language="vi" fo:country="VN"/>
    </style:style>
    <style:style style:name="T316" style:parent-style-name="jlqj4b" style:family="text">
      <style:text-properties fo:language="vi" fo:country="VN"/>
    </style:style>
    <style:style style:name="T317" style:parent-style-name="jlqj4b" style:family="text">
      <style:text-properties fo:language="vi" fo:country="VN"/>
    </style:style>
    <style:style style:name="T318" style:parent-style-name="jlqj4b" style:family="text">
      <style:text-properties fo:language="vi" fo:country="VN"/>
    </style:style>
    <style:style style:name="T319" style:parent-style-name="jlqj4b" style:family="text">
      <style:text-properties fo:language="vi" fo:country="VN"/>
    </style:style>
    <style:style style:name="T320" style:parent-style-name="jlqj4b" style:family="text">
      <style:text-properties fo:language="vi" fo:country="VN"/>
    </style:style>
    <style:style style:name="T321" style:parent-style-name="jlqj4b" style:family="text">
      <style:text-properties fo:language="vi" fo:country="VN"/>
    </style:style>
    <style:style style:name="T322" style:parent-style-name="jlqj4b" style:family="text">
      <style:text-properties fo:language="vi" fo:country="VN"/>
    </style:style>
    <style:style style:name="T323" style:parent-style-name="jlqj4b" style:family="text">
      <style:text-properties fo:language="vi" fo:country="VN"/>
    </style:style>
    <style:style style:name="T324" style:parent-style-name="jlqj4b" style:family="text">
      <style:text-properties fo:language="vi" fo:country="VN"/>
    </style:style>
    <style:style style:name="T325" style:parent-style-name="jlqj4b" style:family="text">
      <style:text-properties fo:language="vi" fo:country="VN"/>
    </style:style>
    <style:style style:name="T326" style:parent-style-name="jlqj4b" style:family="text">
      <style:text-properties fo:language="vi" fo:country="VN"/>
    </style:style>
    <style:style style:name="T327" style:parent-style-name="jlqj4b" style:family="text">
      <style:text-properties fo:language="vi" fo:country="VN"/>
    </style:style>
    <style:style style:name="T328" style:parent-style-name="jlqj4b" style:family="text">
      <style:text-properties fo:language="vi" fo:country="VN"/>
    </style:style>
    <style:style style:name="P329" style:parent-style-name="Standard" style:list-style-name="WWNum1" style:family="paragraph">
      <style:paragraph-properties fo:widows="2" fo:orphans="2" fo:margin-bottom="0in"/>
    </style:style>
    <style:style style:name="T330" style:parent-style-name="Policepardéfaut" style:family="text">
      <style:text-properties fo:color="#000000"/>
    </style:style>
    <style:style style:name="T331" style:parent-style-name="Policepardéfaut" style:family="text">
      <style:text-properties fo:color="#000000"/>
    </style:style>
    <style:style style:name="T332" style:parent-style-name="Policepardéfaut" style:family="text">
      <style:text-properties fo:color="#000000"/>
    </style:style>
    <style:style style:name="T333" style:parent-style-name="Policepardéfaut" style:family="text">
      <style:text-properties fo:color="#000000"/>
    </style:style>
    <style:style style:name="P334" style:parent-style-name="Standard" style:list-style-name="WWNum1" style:family="paragraph">
      <style:paragraph-properties fo:widows="2" fo:orphans="2" fo:margin-bottom="0in"/>
    </style:style>
    <style:style style:name="P335" style:parent-style-name="Standard" style:family="paragraph">
      <style:paragraph-properties fo:widows="2" fo:orphans="2" fo:margin-bottom="0in" fo:margin-left="0.5in">
        <style:tab-stops/>
      </style:paragraph-properties>
    </style:style>
    <style:style style:name="T336" style:parent-style-name="jlqj4b" style:family="text">
      <style:text-properties fo:language="vi" fo:country="VN"/>
    </style:style>
    <style:style style:name="T337" style:parent-style-name="jlqj4b" style:family="text">
      <style:text-properties fo:language="vi" fo:country="VN"/>
    </style:style>
    <style:style style:name="T338" style:parent-style-name="jlqj4b" style:family="text">
      <style:text-properties fo:language="vi" fo:country="VN"/>
    </style:style>
    <style:style style:name="T339" style:parent-style-name="jlqj4b" style:family="text">
      <style:text-properties fo:language="vi" fo:country="VN"/>
    </style:style>
    <style:style style:name="T340" style:parent-style-name="jlqj4b" style:family="text">
      <style:text-properties fo:language="vi" fo:country="VN"/>
    </style:style>
    <style:style style:name="P341" style:parent-style-name="Standard" style:list-style-name="WWNum1" style:family="paragraph">
      <style:paragraph-properties fo:widows="2" fo:orphans="2" fo:margin-bottom="0in"/>
    </style:style>
    <style:style style:name="T342" style:parent-style-name="Policepardéfaut" style:family="text">
      <style:text-properties fo:color="#000000"/>
    </style:style>
    <style:style style:name="T343" style:parent-style-name="Policepardéfaut" style:family="text">
      <style:text-properties fo:color="#000000"/>
    </style:style>
    <style:style style:name="T344" style:parent-style-name="Policepardéfaut" style:family="text">
      <style:text-properties fo:color="#000000"/>
    </style:style>
    <style:style style:name="T345" style:parent-style-name="Policepardéfaut" style:family="text">
      <style:text-properties fo:font-weight="bold" style:font-weight-asian="bold"/>
    </style:style>
    <style:style style:name="T346" style:parent-style-name="Policepardéfaut" style:family="text">
      <style:text-properties fo:color="#000000"/>
    </style:style>
    <style:style style:name="P347" style:parent-style-name="Standard" style:list-style-name="WWNum1" style:family="paragraph">
      <style:paragraph-properties fo:widows="2" fo:orphans="2" fo:margin-bottom="0in"/>
    </style:style>
    <style:style style:name="P348" style:parent-style-name="Standard" style:list-style-name="WWNum1" style:family="paragraph">
      <style:paragraph-properties fo:widows="2" fo:orphans="2"/>
    </style:style>
    <style:style style:name="T349" style:parent-style-name="Policepardéfaut" style:family="text">
      <style:text-properties fo:color="#000000"/>
    </style:style>
    <style:style style:name="T350" style:parent-style-name="Policepardéfaut" style:family="text">
      <style:text-properties fo:color="#000000"/>
    </style:style>
    <style:style style:name="P351" style:parent-style-name="Standard" style:list-style-name="WWNum1" style:family="paragraph">
      <style:paragraph-properties fo:widows="2" fo:orphans="2"/>
    </style:style>
    <style:style style:name="P352" style:parent-style-name="Standard" style:list-style-name="WWNum1" style:family="paragraph">
      <style:paragraph-properties fo:widows="2" fo:orphans="2"/>
    </style:style>
    <style:style style:name="T353" style:parent-style-name="DefaultParagraphFont" style:family="text">
      <style:text-properties fo:language="vi" fo:country="VN"/>
    </style:style>
    <style:style style:name="P354" style:parent-style-name="Standard" style:list-style-name="WWNum1" style:family="paragraph">
      <style:paragraph-properties fo:widows="2" fo:orphans="2"/>
    </style:style>
    <style:style style:name="T355" style:parent-style-name="DefaultParagraphFont" style:family="text">
      <style:text-properties fo:language="vi" fo:country="VN"/>
    </style:style>
  </office:automatic-styles>
  <office:body>
    <office:text text:use-soft-page-breaks="true">
      <text:p text:style-name="P1"><text:bookmark-start text:name="_ni2gzovtbkfa"/><text:bookmark-end text:name="_ni2gzovtbkfa"/>Lexique des données</text:p>
      <text:p text:style-name="Standard">Il y a 4 fichiers CSV à disposition :</text:p>
      <text:list text:style-name="WWNum2">
        <text:list-item text:start-value="1">
          <text:p text:style-name="P2"><text:span text:style-name="T3">Un fichier de disponibilité alimentaire<text:s/></text:span>pour l’année 2017<text:span text:style-name="T4"><text:s/>qui contient 17</text:span> <text:span text:style-name="T5">variables :</text:span></text:p>
          <text:list text:continue-numbering="true">
            <text:list-item>
              <text:p text:style-name="P6"><text:span text:style-name="T7">Le pays</text:span>.</text:p>
            </text:list-item>
            <text:list-item>
              <text:p text:style-name="P8"><text:span text:style-name="T9">Le produit.</text:span></text:p>
            </text:list-item>
            <text:list-item>
              <text:p text:style-name="P10"><text:span text:style-name="T11">4 variables de disponibilité alimentaire. Ces 4 variables sont<text:s/></text:span><text:span text:style-name="T12">exprimées dans des unités bien spécifiques, qui sont précisées directement dans le nom de la variable.<text:s/></text:span>À<text:span text:style-name="T13"><text:s/>noter cependant q</text:span>ue la notation<text:s/><text:span text:style-name="T14">kcal</text:span><text:s/>est un abus de langage, elle correspond à une calorie réelle.</text:p>
            </text:list-item>
            <text:list-item>
              <text:p text:style-name="P15"><text:span text:style-name="T16">10 variables qui précisent les utilisations/moyens d</text:span><text:span text:style-name="T17">’acquisition de la disponibilité alimentaire. Elles sont toutes exprimées en<text:s/></text:span><text:span text:style-name="T18">milliers de tonnes</text:span><text:span text:style-name="T19">.</text:span></text:p>
            </text:list-item>
            <text:list-item>
              <text:p text:style-name="P20"><text:span text:style-name="T21">Enfin, une variable type qui précise si le produit est d’origine animale ou végétale.</text:span></text:p>
            </text:list-item>
          </text:list>
        </text:list-item>
      </text:list>
      <text:p text:style-name="P22"><text:span text:style-name="T23">1. T</text:span><text:span text:style-name="T24">ệ</text:span><text:span text:style-name="T25">p cung c</text:span><text:span text:style-name="T26">ấ</text:span><text:span text:style-name="T27">p th</text:span><text:span text:style-name="T28">ự</text:span><text:span text:style-name="T29">c ph</text:span><text:span text:style-name="T30">ẩ</text:span><text:span text:style-name="T31">m cho năm 2017 bao g</text:span><text:span text:style-name="T32">ồ</text:span><text:span text:style-name="T33">m 17 bi</text:span><text:span text:style-name="T34">ế</text:span><text:span text:style-name="T35">n:<text:s/></text:span></text:p>
      <text:p text:style-name="P36"><text:span text:style-name="T37">- Qu</text:span><text:span text:style-name="T38">ố</text:span><text:span text:style-name="T39">c gia.<text:s/></text:span></text:p>
      <text:p text:style-name="P40"><text:span text:style-name="T41">- S</text:span><text:span text:style-name="T42">ả</text:span><text:span text:style-name="T43">n ph</text:span><text:span text:style-name="T44">ẩ</text:span><text:span text:style-name="T45">m.<text:s/></text:span></text:p>
      <text:p text:style-name="P46"><text:span text:style-name="T47">- 4 bi</text:span><text:span text:style-name="T48">ế</text:span><text:span text:style-name="T49">n s</text:span><text:span text:style-name="T50">ẵ</text:span><text:span text:style-name="T51">n có c</text:span><text:span text:style-name="T52">ủ</text:span><text:span text:style-name="T53">a th</text:span><text:span text:style-name="T54">ự</text:span><text:span text:style-name="T55">c ph</text:span><text:span text:style-name="T56">ẩ</text:span><text:span text:style-name="T57">m.</text:span><text:span text:style-name="T58"><text:s/></text:span><text:span text:style-name="T59">4 bi</text:span><text:span text:style-name="T60">ế</text:span><text:span text:style-name="T61">n này đư</text:span><text:span text:style-name="T62">ợ</text:span><text:span text:style-name="T63">c th</text:span><text:span text:style-name="T64">ể</text:span><text:span text:style-name="T65"><text:s/>hi</text:span><text:span text:style-name="T66">ệ</text:span><text:span text:style-name="T67">n b</text:span><text:span text:style-name="T68">ằ</text:span><text:span text:style-name="T69">ng các đơn v</text:span><text:span text:style-name="T70">ị</text:span><text:span text:style-name="T71"><text:s/>r</text:span><text:span text:style-name="T72">ấ</text:span><text:span text:style-name="T73">t c</text:span><text:span text:style-name="T74">ụ</text:span><text:span text:style-name="T75"><text:s/>th</text:span><text:span text:style-name="T76">ể</text:span><text:span text:style-name="T77">, đư</text:span><text:span text:style-name="T78">ợ</text:span><text:span text:style-name="T79">c ch</text:span><text:span text:style-name="T80">ỉ</text:span><text:span text:style-name="T81"><text:s/>đ</text:span><text:span text:style-name="T82">ị</text:span><text:span text:style-name="T83">nh tr</text:span><text:span text:style-name="T84">ự</text:span><text:span text:style-name="T85">c ti</text:span><text:span text:style-name="T86">ế</text:span><text:span text:style-name="T87">p trong tên c</text:span><text:span text:style-name="T88">ủ</text:span><text:span text:style-name="T89">a bi</text:span><text:span text:style-name="T90">ế</text:span><text:span text:style-name="T91">n.</text:span><text:span text:style-name="T92"><text:s/></text:span><text:span text:style-name="T93">Tuy nhiên, lưu ý r</text:span><text:span text:style-name="T94">ằ</text:span><text:span text:style-name="T95">ng ký hi</text:span><text:span text:style-name="T96">ệ</text:span><text:span text:style-name="T97">u kcal là m</text:span><text:span text:style-name="T98">ộ</text:span><text:span text:style-name="T99">t cách vi</text:span><text:span text:style-name="T100">ế</text:span><text:span text:style-name="T101">t sai, nó tương<text:s/></text:span><text:span text:style-name="T102">ứ</text:span><text:span text:style-name="T103">ng v</text:span><text:span text:style-name="T104">ớ</text:span><text:span text:style-name="T105">i m</text:span><text:span text:style-name="T106">ộ</text:span><text:span text:style-name="T107">t lư</text:span><text:span text:style-name="T108">ợ</text:span><text:span text:style-name="T109">ng calo th</text:span><text:span text:style-name="T110">ự</text:span><text:span text:style-name="T111">c.<text:s/></text:span></text:p>
      <text:p text:style-name="P112"><text:span text:style-name="T113">- 10 bi</text:span><text:span text:style-name="T114">ế</text:span><text:span text:style-name="T115">n xác đ</text:span><text:span text:style-name="T116">ị</text:span><text:span text:style-name="T117">nh vi</text:span><text:span text:style-name="T118">ệ</text:span><text:span text:style-name="T119">c s</text:span><text:span text:style-name="T120">ử</text:span><text:span text:style-name="T121"><text:s/>d</text:span><text:span text:style-name="T122">ụ</text:span><text:span text:style-name="T123">ng / phương ti</text:span><text:span text:style-name="T124">ệ</text:span><text:span text:style-name="T125">n thu đư</text:span><text:span text:style-name="T126">ợ</text:span><text:span text:style-name="T127">c th</text:span><text:span text:style-name="T128">ự</text:span><text:span text:style-name="T129">c ph</text:span><text:span text:style-name="T130">ẩ</text:span><text:span text:style-name="T131">m s</text:span><text:span text:style-name="T132">ẵ</text:span><text:span text:style-name="T133">n có.</text:span><text:span text:style-name="T134"><text:s/></text:span><text:span text:style-name="T135">Chúng đư</text:span><text:span text:style-name="T136">ợ</text:span><text:span text:style-name="T137">c th</text:span><text:span text:style-name="T138">ể</text:span><text:span text:style-name="T139"><text:s/>hi</text:span><text:span text:style-name="T140">ệ</text:span><text:span text:style-name="T141">n b</text:span><text:span text:style-name="T142">ằ</text:span><text:span text:style-name="T143">ng<text:s/></text:span><text:span text:style-name="T144">hàng nghìn t</text:span><text:span text:style-name="T145">ấ</text:span><text:span text:style-name="T146">n</text:span><text:span text:style-name="T147">.</text:span></text:p>
      <text:p text:style-name="P148"><text:span text:style-name="T149"><text:s/>- Cu</text:span><text:span text:style-name="T150">ố</text:span><text:span text:style-name="T151">i cùng, m</text:span><text:span text:style-name="T152">ộ</text:span><text:span text:style-name="T153">t bi</text:span><text:span text:style-name="T154">ế</text:span><text:span text:style-name="T155">n tiêu chu</text:span><text:span text:style-name="T156">ẩ</text:span><text:span text:style-name="T157">n ch</text:span><text:span text:style-name="T158">ỉ</text:span><text:span text:style-name="T159"><text:s/>đ</text:span><text:span text:style-name="T160">ị</text:span><text:span text:style-name="T161">nh s</text:span><text:span text:style-name="T162">ả</text:span><text:span text:style-name="T163">n ph</text:span><text:span text:style-name="T164">ẩ</text:span><text:span text:style-name="T165">m có ngu</text:span><text:span text:style-name="T166">ồ</text:span><text:span text:style-name="T167">n g</text:span><text:span text:style-name="T168">ố</text:span><text:span text:style-name="T169">c đ</text:span><text:span text:style-name="T170">ộ</text:span><text:span text:style-name="T171">ng v</text:span><text:span text:style-name="T172">ậ</text:span><text:span text:style-name="T173">t hay th</text:span><text:span text:style-name="T174">ự</text:span><text:span text:style-name="T175">c v</text:span><text:span text:style-name="T176">ậ</text:span><text:span text:style-name="T177">t.</text:span></text:p>
      <text:list text:style-name="WWNum2" text:continue-numbering="true">
        <text:list-item>
          <text:p text:style-name="P178"><text:span text:style-name="T179">Un fichier d’insécurité alimentaire, qui inclut :</text:span></text:p>
          <text:list text:continue-numbering="true">
            <text:list-item>
              <text:p text:style-name="P180"><text:span text:style-name="T181">Le pays.</text:span></text:p>
            </text:list-item>
            <text:list-item>
              <text:p text:style-name="P182">Intervalle d’années.</text:p>
            </text:list-item>
            <text:list-item>
              <text:p text:style-name="P183"><text:span text:style-name="T184">Le</text:span><text:s/><text:span text:style-name="T185">nombre de personnes en sous-alimentation en millions d’habitants<text:s/></text:span>(ex. : pour l’intervalle 2016-2018, le nombre de personnes correspond à la moyenne sur ces 3 années, on peut le résumer en 2017).</text:p>
            </text:list-item>
            <text:list-item>
              <text:p text:style-name="P186"><text:span text:style-name="T187">2. H</text:span><text:span text:style-name="T188">ồ</text:span><text:span text:style-name="T189"><text:s/>sơ m</text:span><text:span text:style-name="T190">ấ</text:span><text:span text:style-name="T191">t an toàn th</text:span><text:span text:style-name="T192">ự</text:span><text:span text:style-name="T193">c ph</text:span><text:span text:style-name="T194">ẩ</text:span><text:span text:style-name="T195">m, bao g</text:span><text:span text:style-name="T196">ồ</text:span><text:span text:style-name="T197">m:<text:s/></text:span></text:p>
            </text:list-item>
            <text:list-item>
              <text:p text:style-name="P198"><text:span text:style-name="T199">- Qu</text:span><text:span text:style-name="T200">ố</text:span><text:span text:style-name="T201">c gia.<text:s/></text:span></text:p>
            </text:list-item>
            <text:list-item>
              <text:p text:style-name="P202"><text:span text:style-name="T203">- Kho</text:span><text:span text:style-name="T204">ả</text:span><text:span text:style-name="T205">ng cách năm.<text:s/></text:span></text:p>
            </text:list-item>
            <text:list-item>
              <text:p text:style-name="P206"><text:span text:style-name="T207">- S</text:span><text:span text:style-name="T208">ố</text:span><text:span text:style-name="T209"><text:s/>ngư</text:span><text:span text:style-name="T210">ờ</text:span><text:span text:style-name="T211">i suy dinh dư</text:span><text:span text:style-name="T212">ỡ</text:span><text:span text:style-name="T213">ng tính theo hàng tri</text:span><text:span text:style-name="T214">ệ</text:span><text:span text:style-name="T215">u dân (ví d</text:span><text:span text:style-name="T216">ụ</text:span><text:span text:style-name="T217">: giai đo</text:span><text:span text:style-name="T218">ạ</text:span><text:span text:style-name="T219">n 2016-2018 là s</text:span><text:span text:style-name="T220">ố</text:span><text:span text:style-name="T221"><text:s/>ngư</text:span><text:span text:style-name="T222">ờ</text:span><text:span text:style-name="T223">i tương<text:s/></text:span><text:span text:style-name="T224">ứ</text:span><text:span text:style-name="T225">ng v</text:span><text:span text:style-name="T226">ớ</text:span><text:span text:style-name="T227">i m</text:span><text:span text:style-name="T228">ứ</text:span><text:span text:style-name="T229">c trung bình c</text:span><text:span text:style-name="T230">ủ</text:span><text:span text:style-name="T231">a 3 năm này, có th</text:span><text:span text:style-name="T232">ể</text:span><text:span text:style-name="T233"><text:s/>t</text:span><text:span text:style-name="T234">ổ</text:span><text:span text:style-name="T235">ng h</text:span><text:span text:style-name="T236">ợ</text:span><text:span text:style-name="T237">p năm 2017).</text:span></text:p>
            </text:list-item>
          </text:list>
        </text:list-item>
      </text:list>
      <text:p text:style-name="P238"/>
      <text:list text:style-name="WWNum2" text:continue-numbering="true">
        <text:list-item>
          <text:p text:style-name="P239"><text:span text:style-name="T240">Un fichier de population qui inclut :</text:span></text:p>
          <text:list text:continue-numbering="true">
            <text:list-item>
              <text:p text:style-name="P241"><text:span text:style-name="T242">Le pays.</text:span></text:p>
            </text:list-item>
            <text:list-item>
              <text:p text:style-name="P243"><text:span text:style-name="T244">L’année.</text:span></text:p>
            </text:list-item>
            <text:list-item>
              <text:p text:style-name="P245"><text:span text:style-name="T246">La population du pays, exprimée en milliers d’habitant</text:span>s.</text:p>
            </text:list-item>
            <text:list-item>
              <text:p text:style-name="P247">3. Tệp dân số<text:s/>bao gồm:</text:p>
            </text:list-item>
            <text:list-item>
              <text:p text:style-name="P248">Quốc gia.</text:p>
            </text:list-item>
            <text:list-item>
              <text:p text:style-name="P249">Năm.</text:p>
            </text:list-item>
            <text:list-item>
              <text:p text:style-name="P250">Dân số<text:s/>cả<text:s/>nước, tính bằng hàng nghìn người.</text:p>
            </text:list-item>
          </text:list>
        </text:list-item>
        <text:list-item>
          <text:p text:style-name="P251"><text:span text:style-name="T252">Un fichier d’aide alimentaire qui contient :</text:span></text:p>
          <text:list text:continue-numbering="true">
            <text:list-item>
              <text:p text:style-name="P253"><text:span text:style-name="T254">Le pays bénéficiaire.</text:span></text:p>
            </text:list-item>
            <text:list-item>
              <text:p text:style-name="P255"><text:span text:style-name="T256">L’année.</text:span></text:p>
            </text:list-item>
            <text:list-item>
              <text:p text:style-name="P257"><text:span text:style-name="T258">Le produit.</text:span></text:p>
            </text:list-item>
            <text:list-item>
              <text:p text:style-name="P259"><text:span text:style-name="T260">La quantité qui a ét</text:span><text:span text:style-name="T261">é donnée comme aide alimentaire, en tonnes.</text:span></text:p>
            </text:list-item>
            <text:list-item>
              <text:p text:style-name="P262">4. Một tệp hỗ<text:s/>trợ<text:s/>thực phẩm bao gồm:</text:p>
            </text:list-item>
            <text:list-item>
              <text:p text:style-name="P263">Quốc gia thụ<text:s/>hưởng.</text:p>
            </text:list-item>
            <text:list-item>
              <text:p text:style-name="P264">Năm.</text:p>
            </text:list-item>
            <text:list-item>
              <text:p text:style-name="P265">Sản phẩm.</text:p>
            </text:list-item>
            <text:list-item>
              <text:p text:style-name="P266">Số<text:s/>lượng viện trợ<text:s/>lương thực, tính bằng tấn.</text:p>
            </text:list-item>
          </text:list>
        </text:list-item>
      </text:list>
      <text:p text:style-name="Standard">L’ensemble de ces fichiers provient initialement des données de la<text:s/>FAO téléchargeables librement ici :<text:s/><text:a xlink:href="http://www.fao.org/faostat/fr/#data" office:target-frame-name="_top" xlink:show="replace"><text:span text:style-name="T267">http://www.fao.org/faostat/fr/#data</text:span></text:a></text:p>
      <text:p text:style-name="Standard"><text:span text:style-name="T268">T</text:span><text:span text:style-name="T269">ấ</text:span><text:span text:style-name="T270">t c</text:span><text:span text:style-name="T271">ả</text:span><text:span text:style-name="T272"><text:s/>các t</text:span><text:span text:style-name="T273">ệ</text:span><text:span text:style-name="T274">p này ban đ</text:span><text:span text:style-name="T275">ầ</text:span><text:span text:style-name="T276">u đ</text:span><text:span text:style-name="T277">ế</text:span><text:span text:style-name="T278">n t</text:span><text:span text:style-name="T279">ừ</text:span><text:span text:style-name="T280"><text:s/>d</text:span><text:span text:style-name="T281">ữ</text:span><text:span text:style-name="T282"><text:s/>li</text:span><text:span text:style-name="T283">ệ</text:span><text:span text:style-name="T284">u FAO có th</text:span><text:span text:style-name="T285">ể</text:span><text:span text:style-name="T286"><text:s/>t</text:span><text:span text:style-name="T287">ả</text:span><text:span text:style-name="T288">i xu</text:span><text:span text:style-name="T289">ố</text:span><text:span text:style-name="T290">ng mi</text:span><text:span text:style-name="T291">ễ</text:span><text:span text:style-name="T292">n phí t</text:span><text:span text:style-name="T293">ạ</text:span><text:span text:style-name="T294">i đây:</text:span></text:p>
      <text:p text:style-name="Standard"><text:span text:style-name="T295">Notes de mes précédentes recherches</text:span></text:p>
      <text:p text:style-name="Standard"><text:span text:style-name="T296">Ghi chú t</text:span><text:span text:style-name="T297">ừ</text:span><text:span text:style-name="T298"><text:s/>ngh</text:span><text:span text:style-name="T299">iên c</text:span><text:span text:style-name="T300">ứ</text:span><text:span text:style-name="T301">u trư</text:span><text:span text:style-name="T302">ớ</text:span><text:span text:style-name="T303">c đây c</text:span><text:span text:style-name="T304">ủ</text:span><text:span text:style-name="T305">a tôi</text:span></text:p>
      <text:list text:style-name="WWNum1">
        <text:list-item>
          <text:p text:style-name="P306">La disponibilité alimentaire correspond à la disponibilité d'aliments en quantité suffisante et d'une qualité appropriée pour l’alimentation humaine.</text:p>
        </text:list-item>
        <text:list-item>
          <text:p text:style-name="P307">Sự<text:s/>sẵn có của thực phẩm là sự<text:s/>sẵn có của thực phẩm với số<text:s/>lượng đủ<text:s/>và chất lượng<text:s/>thích hợp cho nhu cầu tiêu dùng của con người.</text:p>
        </text:list-item>
        <text:list-item>
          <text:p text:style-name="P308">La disponibilité intérieure correspond à la disponibilité totale d’un aliment au sein du pays.</text:p>
        </text:list-item>
        <text:list-item>
          <text:p text:style-name="P309"><text:span text:style-name="T310">Tình tr</text:span><text:span text:style-name="T311">ạ</text:span><text:span text:style-name="T312">ng s</text:span><text:span text:style-name="T313">ẵ</text:span><text:span text:style-name="T314">n có trong nư</text:span><text:span text:style-name="T315">ớ</text:span><text:span text:style-name="T316">c là t</text:span><text:span text:style-name="T317">ổ</text:span><text:span text:style-name="T318">ng s</text:span><text:span text:style-name="T319">ố</text:span><text:span text:style-name="T320"><text:s/>th</text:span><text:span text:style-name="T321">ự</text:span><text:span text:style-name="T322">c ph</text:span><text:span text:style-name="T323">ẩ</text:span><text:span text:style-name="T324">m s</text:span><text:span text:style-name="T325">ẵ</text:span><text:span text:style-name="T326">n có trong nư</text:span><text:span text:style-name="T327">ớ</text:span><text:span text:style-name="T328">c.</text:span></text:p>
        </text:list-item>
        <text:list-item>
          <text:p text:style-name="P329"><text:span text:style-name="T330">Il y a un lien logique entre l’ensemble des<text:s/></text:span><text:span text:style-name="T331">10 variables exprimées en milliers de tonnes sur les utilisations de la disponibilité intérieure, qui peut s’exprimer avec une équation du type : A1 + A2 + … = disponibilité intérieure = B1 + B2 + …</text:span><text:span text:style-name="T332"><text:line-break/></text:span><text:span text:style-name="T333">Mais je ne me souviens plus exactement !</text:span></text:p>
        </text:list-item>
        <text:list-item>
          <text:p text:style-name="P334">Có một mối liên<text:s/>hệ<text:s/>hợp lý giữa tất cả<text:s/>10 biến thể<text:s/>hiện trong hàng nghìn tấn về<text:s/>việc sử<text:s/>dụng nguồn hàng sẵn có trong nước, có thể<text:s/>được biểu thị<text:s/>bằng một phương trình kiểu: A1 + A2 +… = khả<text:s/>năng cung cấp trong nước = B1 + B2 +…</text:p>
        </text:list-item>
      </text:list>
      <text:p text:style-name="P335"><text:span text:style-name="T336">Nhưng tôi không th</text:span><text:span text:style-name="T337">ể</text:span><text:span text:style-name="T338"><text:s/>nh</text:span><text:span text:style-name="T339">ớ</text:span><text:span text:style-name="T340"><text:s/>chính xác!</text:span></text:p>
      <text:list text:style-name="WWNum1" text:continue-numbering="true">
        <text:list-item>
          <text:p text:style-name="P341"><text:span text:style-name="T342">Lors de mes</text:span><text:span text:style-name="T343"><text:s/>recherches, j’ai découvert des chiffres intéressants sur l’utilisation des céréales, notamment la répartition</text:span><text:s/>entre l’<text:span text:style-name="T344">alimentation humaine (colonne<text:s/></text:span><text:span text:style-name="T345">Nourriture</text:span>) et l’<text:span text:style-name="T346">alimentation pour animaux. La liste des céréales peut être trouvée<text:s/></text:span>en allant fouiller un peu dans l’onglet Bilans alimentaires, sur le lien juste ci-dessus.</text:p>
        </text:list-item>
        <text:list-item>
          <text:p text:style-name="P347">Trong quá trình nghiên cứu của mình, tôi đã phát hiện ra một số<text:s/>con số<text:s/>thú vị<text:s/>về<text:s/>việc sử<text:s/>dụng ngũ cốc, bao gồm cả<text:s/>sự<text:s/>phân chia giữa thực phẩm cho người (cột Thực phẩm) và thức ăn chăn nuôi.<text:s/>Danh sách các loại ngũ cốc có thể<text:s/>được tìm thấy bằng cách nghiên cứu một chút vào tab Bảng Cân bằng Thực phẩm, tại liên kết ngay phía trên.</text:p>
        </text:list-item>
        <text:list-item>
          <text:p text:style-name="P348"><text:span text:style-name="T349">Enfin, je me souviens d’un exemple étonnant d’utilisation du manioc par la Thaïlande aux égards de la proportion de</text:span><text:span text:style-name="T350"><text:s/>personnes en sous-nutrition. Il serait intéressant d’aller à nouveau y jeter un coup d’œil, de mémoire ça concerna</text:span>it l’exportation par rapport à la production.</text:p>
        </text:list-item>
        <text:list-item>
          <text:p text:style-name="P351">Cuối cùng, tôi nhớ<text:s/>một ví dụ<text:s/>đáng kinh ngạc về<text:s/>việc Thái Lan sử<text:s/>dụng sắn về<text:s/>tỷ<text:s/>lệ<text:s/>người thiếu dinh dưỡng. Sẽ<text:s/>rất thú vị<text:s/>nếu nhìn lại nó một lần nữa, từ<text:s/>trí nhớ, đó là về<text:s/>xuất khẩu so với sản xuất.</text:p>
        </text:list-item>
        <text:list-item>
          <text:p text:style-name="P352"><text:span text:style-name="T353">Disp int = import + vari. + prod.- export</text:span></text:p>
        </text:list-item>
        <text:list-item>
          <text:p text:style-name="P354"><text:span text:style-name="T355">=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Calibri" style:font-name-complex="Calibri"/>
    </style:style>
    <style:style style:name="ListLabel11" style:display-name="ListLabel 1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iyi" style:display-name="viiyi" style:family="text" style:parent-style-name="DefaultParagraphFont"/>
    <style:style style:name="jlqj4b" style:display-name="jlqj4b" style:family="text" style:parent-style-name="DefaultParagraphFont"/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2" style:family="text">
      <style:text-properties style:font-name="Calibri" style:font-name-asian="Calibri" style:font-name-complex="Calibri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en</meta:initial-creator>
    <dc:creator>Thi Tuong Le</dc:creator>
    <meta:creation-date>2021-08-30T08:36:00Z</meta:creation-date>
    <dc:date>2022-01-14T12:20:00Z</dc:date>
    <meta:template xlink:href="Normal" xlink:type="simple"/>
    <meta:editing-cycles>7</meta:editing-cycles>
    <meta:editing-duration>PT600S</meta:editing-duration>
    <meta:document-statistic meta:page-count="3" meta:paragraph-count="9" meta:word-count="697" meta:character-count="4665" meta:row-count="33" meta:non-whitespace-character-count="3977"/>
  </office:meta>
</office:document-meta>
</file>